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T1" style:family="text">
      <style:text-properties style:font-name="F" fo:font-size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office:value-type="string">
            <text:p>concate</text:p>
          </table:table-cell>
          <table:table-cell table:style-name="ce32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3-22_09-44-41_000.jpg</text:p>
          </table:table-cell>
          <table:table-cell table:style-name="ce6" office:value-type="string">
            <text:p>:m :th / 順が陽子お姉さんに電話をするワケ</text:p>
          </table:table-cell>
          <table:table-cell table:style-name="ce3"/>
          <table:table-cell table:style-name="ce3"/>
          <table:table-cell table:style-name="ce3" office:value-type="string">
            <text:p>N-35-35-28.4 E-139-34-49.54</text:p>
          </table:table-cell>
          <table:table-cell table:style-name="ce34" table:formula="of:=IF([.E2]=&quot;&quot;;[.C2];CONCATENATE([.C2];&quot; / &quot;;[.E2]))" office:value-type="string" office:string-value=":m :th / 順が陽子お姉さんに電話をするワケ">
            <text:p>:m :th / 順が陽子お姉さんに電話をするワケ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3-22_10-52-26_000.jpg</text:p>
          </table:table-cell>
          <table:table-cell table:style-name="ce22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3.27 E-139-34-56.41</text:p>
          </table:table-cell>
          <table:table-cell table:style-name="ce34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3-22_15-20-00_000.jpg</text:p>
          </table:table-cell>
          <table:table-cell table:style-name="ce22" office:value-type="string">
            <text:p>:m RES 1-2*2 / free# JVEMV6 37#19.2_3 / 37. miscs of miscs / 19. nt / 2. carbon-fixation / N+</text:p>
          </table:table-cell>
          <table:table-cell table:style-name="ce33"/>
          <table:table-cell table:style-name="ce3"/>
          <table:table-cell table:style-name="ce3" office:value-type="string">
            <text:p>N-35-35-22.96 E-139-34-55.53</text:p>
          </table:table-cell>
          <table:table-cell table:style-name="ce34" table:formula="of:=IF([.E4]=&quot;&quot;;[.C4];CONCATENATE([.C4];&quot; / &quot;;[.E4]))" office:value-type="string" office:string-value=":m RES 1-2*2 / free# JVEMV6 37#19.2_3 / 37. miscs of miscs / 19. nt / 2. carbon-fixation / N+">
            <text:p>:m RES 1-2*2 / free# JVEMV6 37#19.2_3 / 37. miscs of miscs / 19. nt / 2. carbon-fixation / N+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3-22_17-33-10_000.jpg</text:p>
          </table:table-cell>
          <table:table-cell table:style-name="ce22" office:value-type="string">
            <text:p>:m music / log / sx / || s.1:fs-1,fs,notes=F4-E♭4;C4-F4,swing+,theme=etude.n,-,-,-,-,- || s.2:f-N,frase,swing+,-,-,k.C,-,R=1</text:p>
          </table:table-cell>
          <table:table-cell table:style-name="ce25"/>
          <table:table-cell table:style-name="ce3"/>
          <table:table-cell table:style-name="ce3" office:value-type="string">
            <text:p>N-35-35-28.6 E-139-34-49.38</text:p>
          </table:table-cell>
          <table:table-cell table:style-name="ce34" table:formula="of:=IF([.E5]=&quot;&quot;;[.C5];CONCATENATE([.C5];&quot; / &quot;;[.E5]))" office:value-type="string" office:string-value=":m music / log / sx / || s.1:fs-1,fs,notes=F4-E♭4;C4-F4,swing+,theme=etude.n,-,-,-,-,- || s.2:f-N,frase,swing+,-,-,k.C,-,R=1">
            <text:p>:m music / log / sx / || s.1:fs-1,fs,notes=F4-E♭4;C4-F4,swing+,theme=etude.n,-,-,-,-,- || s.2:f-N,frase,swing+,-,-,k.C,-,R=1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3-22_18-42-32_000.jpg</text:p>
          </table:table-cell>
          <table:table-cell table:style-name="ce22" office:value-type="string">
            <text:p>:m RES 1*1 / free# JVEMV6 37#19.2_3 / 37. miscs of miscs / 19. nt / 2. carbon-fixation /</text:p>
          </table:table-cell>
          <table:table-cell table:style-name="ce25"/>
          <table:table-cell table:style-name="ce3"/>
          <table:table-cell table:style-name="ce3" office:value-type="string">
            <text:p>N-35-35-28.48 E-139-34-49.27</text:p>
          </table:table-cell>
          <table:table-cell table:style-name="ce34" table:formula="of:=IF([.E6]=&quot;&quot;;[.C6];CONCATENATE([.C6];&quot; / &quot;;[.E6]))" office:value-type="string" office:string-value=":m RES 1*1 / free# JVEMV6 37#19.2_3 / 37. miscs of miscs / 19. nt / 2. carbon-fixation /">
            <text:p>:m RES 1*1 / free# JVEMV6 37#19.2_3 / 37. miscs of miscs / 19. nt / 2. carbon-fixation /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3-22_19-14-51_000.jpg</text:p>
          </table:table-cell>
          <table:table-cell table:style-name="ce22" office:value-type="string">
            <text:p>:m music / log / gt / || s.1:f-N,frase,theme=blues,score+,-,k.F#m,-,R=1 || s.2:</text:p>
          </table:table-cell>
          <table:table-cell table:style-name="ce14"/>
          <table:table-cell table:style-name="ce3"/>
          <table:table-cell table:style-name="ce3" office:value-type="string">
            <text:p>N-35-35-28.83 E-139-34-49.54</text:p>
          </table:table-cell>
          <table:table-cell table:style-name="ce34" table:formula="of:=IF([.E7]=&quot;&quot;;[.C7];CONCATENATE([.C7];&quot; / &quot;;[.E7]))" office:value-type="string" office:string-value=":m music / log / gt / || s.1:f-N,frase,theme=blues,score+,-,k.F#m,-,R=1 || s.2:">
            <text:p>:m music / log / gt / || s.1:f-N,frase,theme=blues,score+,-,k.F#m,-,R=1 || s.2: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3-22_21-00-06_000.jpg</text:p>
          </table:table-cell>
          <table:table-cell table:style-name="ce22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1.21 E-139-34-44.16</text:p>
          </table:table-cell>
          <table:table-cell table:style-name="ce34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3-23_03-36-50_000.png</text:p>
          </table:table-cell>
          <table:table-cell table:style-name="ce6" office:value-type="string">
            <text:p>:m :PHOTO 起きた時刻（夜中） / </text:p>
          </table:table-cell>
          <table:table-cell table:style-name="ce17"/>
          <table:table-cell table:style-name="ce3"/>
          <table:table-cell table:style-name="ce3"/>
          <table:table-cell table:style-name="ce34" table:formula="of:=IF([.E9]=&quot;&quot;;[.C9];CONCATENATE([.C9];&quot; / &quot;;[.E9]))" office:value-type="string" office:string-value=":m :PHOTO 起きた時刻（夜中） / ">
            <text:p>:m :PHOTO 起きた時刻（夜中） / 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3-23_06-29-56_000.jpg</text:p>
          </table:table-cell>
          <table:table-cell table:style-name="ce17" office:value-type="string">
            <text:p>:m :PHOTO 起きた時刻 / 2020</text:p>
          </table:table-cell>
          <table:table-cell table:style-name="ce16"/>
          <table:table-cell table:style-name="ce3"/>
          <table:table-cell table:style-name="ce3" office:value-type="string">
            <text:p>N-35-35-28.53 E-139-34-49.54</text:p>
          </table:table-cell>
          <table:table-cell table:style-name="ce34" table:formula="of:=IF([.E10]=&quot;&quot;;[.C10];CONCATENATE([.C10];&quot; / &quot;;[.E10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3-23_08-00-52_000.jpg</text:p>
          </table:table-cell>
          <table:table-cell table:style-name="ce22" office:value-type="string">
            <text:p>:m 食べた物　間食 / 味噌スープ</text:p>
          </table:table-cell>
          <table:table-cell table:style-name="ce6"/>
          <table:table-cell table:style-name="ce3"/>
          <table:table-cell table:style-name="ce3" office:value-type="string">
            <text:p>N-35-35-23.37 E-139-34-55.04</text:p>
          </table:table-cell>
          <table:table-cell table:style-name="ce34" table:formula="of:=IF([.E11]=&quot;&quot;;[.C11];CONCATENATE([.C11];&quot; / &quot;;[.E11]))" office:value-type="string" office:string-value=":m 食べた物　間食 / 味噌スープ">
            <text:p>:m 食べた物　間食 / 味噌スープ</text:p>
          </table:table-cell>
          <table:table-cell table:style-name="ce3" office:value-type="string">
            <text:p>)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3-20_06-21-00_000.mov</text:p>
          </table:table-cell>
          <table:table-cell table:style-name="ce6" office:value-type="string">
            <text:p>:VIDEO / @家の前、電線 / 記録 / 鳥の声+、姿+</text:p>
          </table:table-cell>
          <table:table-cell table:style-name="ce17"/>
          <table:table-cell table:style-name="ce3"/>
          <table:table-cell table:style-name="ce3"/>
          <table:table-cell table:style-name="ce34" table:formula="of:=IF([.E12]=&quot;&quot;;[.C12];CONCATENATE([.C12];&quot; / &quot;;[.E12]))" office:value-type="string" office:string-value=":VIDEO / @家の前、電線 / 記録 / 鳥の声+、姿+">
            <text:p>:VIDEO / @家の前、電線 / 記録 / 鳥の声+、姿+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3-22_08-04-56_000.mov</text:p>
          </table:table-cell>
          <table:table-cell table:style-name="ce17" office:value-type="string">
            <text:p>:VIDEO / @自宅 / 体操 / hip-hopダンス、ヒップホップ / h-2020-0322-1 / id=7 / name=肘貼り、上下</text:p>
          </table:table-cell>
          <table:table-cell table:style-name="ce17"/>
          <table:table-cell table:style-name="ce3"/>
          <table:table-cell table:style-name="ce3"/>
          <table:table-cell table:style-name="ce34" table:formula="of:=IF([.E13]=&quot;&quot;;[.C13];CONCATENATE([.C13];&quot; / &quot;;[.E13]))" office:value-type="string" office:string-value=":VIDEO / @自宅 / 体操 / hip-hopダンス、ヒップホップ / h-2020-0322-1 / id=7 / name=肘貼り、上下">
            <text:p>:VIDEO / @自宅 / 体操 / hip-hopダンス、ヒップホップ / h-2020-0322-1 / id=7 / name=肘貼り、上下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3-22_17-27-12_000.mov</text:p>
          </table:table-cell>
          <table:table-cell table:style-name="ce6" office:value-type="string">
            <text:p>:VIDEO / @自宅 / メモ / sax / 演奏、play / s-2020-0322-1 / f-N,frase,swing+,-,-,k.C,-,R=1</text:p>
          </table:table-cell>
          <table:table-cell table:style-name="ce25"/>
          <table:table-cell table:style-name="ce3"/>
          <table:table-cell table:style-name="ce3"/>
          <table:table-cell table:style-name="ce34" table:formula="of:=IF([.E14]=&quot;&quot;;[.C14];CONCATENATE([.C14];&quot; / &quot;;[.E14]))" office:value-type="string" office:string-value=":VIDEO / @自宅 / メモ / sax / 演奏、play / s-2020-0322-1 / f-N,frase,swing+,-,-,k.C,-,R=1">
            <text:p>:VIDEO / @自宅 / メモ / sax / 演奏、play / s-2020-0322-1 / f-N,frase,swing+,-,-,k.C,-,R=1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3-22_19-08-43_000.mov</text:p>
          </table:table-cell>
          <table:table-cell table:style-name="ce6" office:value-type="string">
            <text:p>:VIDEO / @自宅 / メモ / guitar,gt / 演奏、play / g-2020-0322-1 / f-N,frase,theme=blues,score+,-,k.F#m,-,R=1</text:p>
          </table:table-cell>
          <table:table-cell table:style-name="ce15"/>
          <table:table-cell table:style-name="ce3"/>
          <table:table-cell table:style-name="ce3"/>
          <table:table-cell table:style-name="ce34" table:formula="of:=IF([.E15]=&quot;&quot;;[.C15];CONCATENATE([.C15];&quot; / &quot;;[.E15]))" office:value-type="string" office:string-value=":VIDEO / @自宅 / メモ / guitar,gt / 演奏、play / g-2020-0322-1 / f-N,frase,theme=blues,score+,-,k.F#m,-,R=1">
            <text:p>:VIDEO / @自宅 / メモ / guitar,gt / 演奏、play / g-2020-0322-1 / f-N,frase,theme=blues,score+,-,k.F#m,-,R=1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3-22_19-22-44_000.mov</text:p>
          </table:table-cell>
          <table:table-cell table:style-name="ce6" office:value-type="string">
            <text:p>:VIDEO / @自宅 / メモ / guitar,gt / 演奏、play / g-2020-0322-2 / <text:span text:style-name="T1">f-??,-,sequence-of=g-0322-1,-,-,k.F#m,-,R=2</text:span></text:p>
          </table:table-cell>
          <table:table-cell table:style-name="ce15"/>
          <table:table-cell table:style-name="ce3"/>
          <table:table-cell table:style-name="ce3"/>
          <table:table-cell table:style-name="ce34" table:formula="of:=IF([.E16]=&quot;&quot;;[.C16];CONCATENATE([.C16];&quot; / &quot;;[.E16]))" office:value-type="string" office:string-value=":VIDEO / @自宅 / メモ / guitar,gt / 演奏、play / g-2020-0322-2 / f-??,-,sequence-of=g-0322-1,-,-,k.F#m,-,R=2">
            <text:p>:VIDEO / @自宅 / メモ / guitar,gt / 演奏、play / g-2020-0322-2 / f-??,-,sequence-of=g-0322-1,-,-,k.F#m,-,R=2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5"/>
          <table:table-cell table:style-name="ce3"/>
          <table:table-cell table:style-name="ce3"/>
          <table:table-cell table:style-name="ce34" table:formula="of:=IF([.E17]=&quot;&quot;;[.C17];CONCATENATE([.C17];&quot; / &quot;;[.E17]))" office:value-type="float" office:value="0">
            <text:p>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6"/>
          <table:table-cell table:style-name="ce3"/>
          <table:table-cell table:style-name="ce3"/>
          <table:table-cell table:style-name="ce34" table:formula="of:=IF([.E18]=&quot;&quot;;[.C18];CONCATENATE([.C18];&quot; / &quot;;[.E1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7"/>
          <table:table-cell table:style-name="ce3"/>
          <table:table-cell table:style-name="ce3"/>
          <table:table-cell table:style-name="ce34" table:formula="of:=IF([.E19]=&quot;&quot;;[.C19];CONCATENATE([.C19];&quot; / &quot;;[.E1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5"/>
          <table:table-cell table:style-name="ce3"/>
          <table:table-cell table:style-name="ce3"/>
          <table:table-cell table:style-name="ce34" table:formula="of:=IF([.E20]=&quot;&quot;;[.C20];CONCATENATE([.C20];&quot; / &quot;;[.E2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6"/>
          <table:table-cell table:style-name="ce3"/>
          <table:table-cell table:style-name="ce3"/>
          <table:table-cell table:style-name="ce34" table:formula="of:=IF([.E21]=&quot;&quot;;[.C21];CONCATENATE([.C21];&quot; / &quot;;[.E2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7"/>
          <table:table-cell table:style-name="ce3"/>
          <table:table-cell table:style-name="ce3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4"/>
          <table:table-cell table:style-name="ce3"/>
          <table:table-cell table:style-name="ce3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6"/>
          <table:table-cell table:style-name="ce3"/>
          <table:table-cell table:style-name="ce3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7"/>
          <table:table-cell table:style-name="ce3"/>
          <table:table-cell table:style-name="ce3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6"/>
          <table:table-cell table:style-name="ce3"/>
          <table:table-cell table:style-name="ce3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6"/>
          <table:table-cell table:style-name="ce3"/>
          <table:table-cell table:style-name="ce3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5"/>
          <table:table-cell table:style-name="ce3"/>
          <table:table-cell table:style-name="ce3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6"/>
          <table:table-cell table:style-name="ce3"/>
          <table:table-cell table:style-name="ce3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7"/>
          <table:table-cell table:style-name="ce3"/>
          <table:table-cell table:style-name="ce3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25"/>
          <table:table-cell table:style-name="ce3"/>
          <table:table-cell table:style-name="ce3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4"/>
          <table:table-cell table:style-name="ce3"/>
          <table:table-cell table:style-name="ce3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25"/>
          <table:table-cell table:style-name="ce3"/>
          <table:table-cell table:style-name="ce3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4"/>
          <table:table-cell table:style-name="ce3"/>
          <table:table-cell table:style-name="ce3"/>
          <table:table-cell table:style-name="ce3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5"/>
          <table:table-cell table:style-name="ce3"/>
          <table:table-cell table:style-name="ce3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5"/>
          <table:table-cell table:style-name="ce3"/>
          <table:table-cell table:style-name="ce3"/>
          <table:table-cell table:style-name="ce3"/>
          <table:table-cell table:style-name="ce34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9" table:formula="of:=COUNTBLANK([.$C$2:.C29])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9" table:formula="of:=COUNTIF([.$C$2:.$C200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30" table:formula="of:=SUM(XXX_music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9" table:formula="of:=COUNTA([.$B$2:.$B29])" office:value-type="float" office:value="15">
            <text:p>15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297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9" table:formula="of:=COUNTIF([.$C$2:.$C29];[.B297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9" table:formula="of:=COUNTIF([.$C$2:.$C2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32X-X / id=1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3059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9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3">2020/03/23</text:date>, <text:time>08:58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3-23T08:58:51.30</dc:date>
    <dc:creator>iwabuchi ken</dc:creator>
    <meta:editing-duration>P18DT16H33M8S</meta:editing-duration>
    <meta:editing-cycles>7472</meta:editing-cycles>
    <meta:document-statistic meta:table-count="1" meta:cell-count="757" meta:object-count="0"/>
  </office:meta>
</office:document-meta>
</file>